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0327a" officeooo:paragraph-rsid="0010327a" style:font-size-asian="16pt" style:font-size-complex="16pt"/>
    </style:style>
    <style:style style:name="P2" style:family="paragraph" style:parent-style-name="Standard" style:list-style-name="L1">
      <style:text-properties fo:font-size="16pt" officeooo:rsid="0010327a" officeooo:paragraph-rsid="0010327a" style:font-size-asian="16pt" style:font-size-complex="16pt"/>
    </style:style>
    <style:style style:name="P3" style:family="paragraph" style:parent-style-name="Standard" style:list-style-name="L1">
      <style:text-properties fo:font-size="16pt" officeooo:rsid="00118365" officeooo:paragraph-rsid="00118365" style:font-size-asian="16pt" style:font-size-complex="16pt"/>
    </style:style>
    <style:style style:name="P4" style:family="paragraph" style:parent-style-name="Standard">
      <style:text-properties fo:font-size="16pt" officeooo:rsid="00118365" officeooo:paragraph-rsid="00118365" style:font-size-asian="16pt" style:font-size-complex="16pt"/>
    </style:style>
    <style:style style:name="P5" style:family="paragraph" style:parent-style-name="Standard">
      <style:text-properties fo:font-size="16pt" officeooo:rsid="00124cd6" officeooo:paragraph-rsid="00124cd6" style:font-size-asian="16pt" style:font-size-complex="16pt"/>
    </style:style>
    <style:style style:name="P6" style:family="paragraph" style:parent-style-name="Standard">
      <style:text-properties fo:font-size="16pt" officeooo:rsid="0016063a" officeooo:paragraph-rsid="0016063a" style:font-size-asian="16pt" style:font-size-complex="16pt"/>
    </style:style>
    <style:style style:name="P7" style:family="paragraph" style:parent-style-name="Standard">
      <style:text-properties fo:font-size="16pt" officeooo:rsid="0017bcae" officeooo:paragraph-rsid="0017bcae" style:font-size-asian="16pt" style:font-size-complex="16pt"/>
    </style:style>
    <style:style style:name="P8" style:family="paragraph" style:parent-style-name="Standard">
      <style:text-properties fo:font-size="16pt" officeooo:paragraph-rsid="001b5ab9"/>
    </style:style>
    <style:style style:name="P9" style:family="paragraph" style:parent-style-name="Standard">
      <style:text-properties officeooo:paragraph-rsid="00124cd6"/>
    </style:style>
    <style:style style:name="P10" style:family="paragraph" style:parent-style-name="Standard">
      <style:text-properties officeooo:paragraph-rsid="0016063a"/>
    </style:style>
    <style:style style:name="P11" style:family="paragraph" style:parent-style-name="Standard">
      <style:text-properties officeooo:rsid="001b5ab9" officeooo:paragraph-rsid="001b5ab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24cd6" style:font-size-asian="16pt" style:font-size-complex="16pt"/>
    </style:style>
    <style:style style:name="T3" style:family="text">
      <style:text-properties fo:font-size="16pt" officeooo:rsid="001b5ab9" style:font-size-asian="16pt" style:font-size-complex="16pt"/>
    </style:style>
    <style:style style:name="T4" style:family="text">
      <style:text-properties fo:font-size="16pt" officeooo:rsid="0016063a" style:font-size-asian="16pt" style:font-size-complex="16pt"/>
    </style:style>
    <style:style style:name="T5" style:family="text">
      <style:text-properties fo:font-size="16pt" officeooo:rsid="001b69ae" style:font-size-asian="16pt" style:font-size-complex="16pt"/>
    </style:style>
    <style:style style:name="T6" style:family="text">
      <style:text-properties fo:color="#000000" style:font-name="monospace" fo:font-size="10.5pt" fo:font-weight="normal" fo:background-color="#fffffe" loext:char-shading-value="0"/>
    </style:style>
    <style:style style:name="T7" style:family="text">
      <style:text-properties officeooo:rsid="0016063a" style:font-size-asian="16pt" style:font-size-complex="16pt"/>
    </style:style>
    <style:style style:name="T8" style:family="text">
      <style:text-properties officeooo:rsid="001b5ab9" style:font-size-asian="16pt" style:font-size-complex="16pt"/>
    </style:style>
    <style:style style:name="T9" style:family="text">
      <style:text-properties officeooo:rsid="001b69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earch Work Of Divyesh &amp; Yash:</text:p>
      <text:list xml:id="list697725107" text:style-name="L1">
        <text:list-item>
          <text:p text:style-name="P2"><text:a xlink:type="simple" xlink:href="https://stackoverflow.com/questions/47483951/how-to-define-a-threshold-value-to-detect-only-green-colour-objects-in-an-image/47483966#47483966" text:style-name="Internet_20_link" text:visited-style-name="Visited_20_Internet_20_Link">https://stackoverflow.com/questions/47483951/how-to-define-a-threshold-value-to-detect-only-green-colour-objects-in-an-image/47483966#47483966</text:a></text:p>
          <text:p text:style-name="P2">Used to Detect Different color shades</text:p>
        </text:list-item>
        <text:list-item>
          <text:p text:style-name="P2"><text:a xlink:type="simple" xlink:href="https://stackoverflow.com/questions/43859750/how-to-connect-broken-lines-in-a-binary-image-using-python-opencv" text:style-name="Internet_20_link" text:visited-style-name="Visited_20_Internet_20_Link">https://stackoverflow.com/questions/43859750/how-to-connect-broken-lines-in-a-binary-image-using-python-opencv</text:a></text:p>
          <text:p text:style-name="P2">Used to joint broken horizontal lines in image</text:p>
        </text:list-item>
        <text:list-item>
          <text:p text:style-name="P2"><text:a xlink:type="simple" xlink:href="https://stackoverflow.com/questions/50130395/count-lines-in-image" text:style-name="Internet_20_link" text:visited-style-name="Visited_20_Internet_20_Link">https://stackoverflow.com/questions/50130395/count-lines-in-image</text:a></text:p>
          <text:p text:style-name="P2">Used to count lines in an image</text:p>
        </text:list-item>
        <text:list-item>
          <text:p text:style-name="P2"><text:a xlink:type="simple" xlink:href="https://stackoverflow.com/questions/15589517/how-to-crop-an-image-in-opencv-using-python" text:style-name="Internet_20_link" text:visited-style-name="Visited_20_Internet_20_Link">https://stackoverflow.com/questions/15589517/how-to-crop-an-image-in-opencv-using-python</text:a></text:p>
          <text:p text:style-name="P2">Used to crop an image</text:p>
        </text:list-item>
        <text:list-item>
          <text:p text:style-name="P2"><text:a xlink:type="simple" xlink:href="https://stackoverflow.com/questions/42918752/how-to-remove-the-shadows-from-these-pictures-using-python-opencv" text:style-name="Internet_20_link" text:visited-style-name="Visited_20_Internet_20_Link">https://stackoverflow.com/questions/42918752/how-to-remove-the-shadows-from-these-pictures-using-python-opencv</text:a></text:p>
          <text:p text:style-name="P3">Remove shadows</text:p>
        </text:list-item>
      </text:list>
      <text:p text:style-name="P4"/>
      <text:p text:style-name="P5"/>
      <text:p text:style-name="P5">First, we got the image of the scrap</text:p>
      <text:p text:style-name="P5">We decided to draw the lines and detect it, then we got idea to use different line on both height and base and then detect it.</text:p>
      <text:p text:style-name="P5">Then we converted the image into HSV from BGR and then detected the different color lines using the Range of colors.</text:p>
      <text:p text:style-name="P9"><text:span text:style-name="T2">After detecting the different color lines, we removed the </text:span><text:span text:style-name="T3">noise from the masked image</text:span><text:span text:style-name="T2"> and </text:span><text:span text:style-name="T3">cleaned</text:span><text:span text:style-name="T2"> the lines and image.</text:span></text:p>
      <text:p text:style-name="P11"><text:span text:style-name="T2">T</text:span><text:span text:style-name="T1">hen we were facing the problem of broken lines, so we joined the small horizontal gaps in between the lines.</text:span></text:p>
      <text:p text:style-name="P8"><text:span text:style-name="T7">We then counted the lines using the </text:span><text:span text:style-name="T8">findContours()</text:span><text:span text:style-name="T7"> function.</text:span></text:p>
      <text:p text:style-name="P10"><text:span text:style-name="T4">We created the </text:span><text:span text:style-name="T5">Miniature model of the warehouse storage of scrap</text:span><text:span text:style-name="T4"> at our office and detected lines by taking the images of that.</text:span></text:p>
      <text:p text:style-name="P6">We collected stones for testing the volume of the things, we kept them and taken images.</text:p>
      <text:p text:style-name="P10"><text:span text:style-name="T4">Then, we manually calculated and also calculated using the code, there is </text:span><text:span text:style-name="T5">a</text:span><text:span text:style-name="T4"> difference of </text:span><text:span text:style-name="T5">10% - 15%</text:span><text:span text:style-name="T4">.</text:span></text:p>
      <text:p text:style-name="P7">For the small scrap which were not filling the lines, we <text:span text:style-name="T9">cropped</text:span> the images into 10 groups vertically <text:span text:style-name="T9">to increase the accuracy</text:span>.</text:p>
      <text:p text:style-name="P7"/>
      <text:p text:style-name="P5">In this, we can use Same color lines for both height and base, but we need to crop the images horizontally from the midd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8:26:16.238999149</meta:creation-date>
    <dc:date>2022-05-20T15:59:31.191945348</dc:date>
    <meta:editing-duration>PT18M4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51" meta:character-count="1836" meta:non-whitespace-character-count="1612"/>
  </office:meta>
</office:document-meta>
</file>